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54C10000123A000012C6968E345C3F7CE471.svg" manifest:media-type="image/svg+xml"/>
  <manifest:file-entry manifest:full-path="Pictures/100055C90000123A000012C645D8E603E7E47D4A.svg" manifest:media-type="image/svg+xml"/>
  <manifest:file-entry manifest:full-path="Pictures/10000201000000F1000000F8C4E48CFA619F28F1.png" manifest:media-type="image/png"/>
  <manifest:file-entry manifest:full-path="Pictures/10005A3200002980000027AE0ED5E13C252A73A4.svg" manifest:media-type="image/svg+xml"/>
  <manifest:file-entry manifest:full-path="Pictures/10000201000002240000020C83C17CE131F2E44D.png" manifest:media-type="image/png"/>
  <manifest:file-entry manifest:full-path="Pictures/10000201000000F1000000F8409410683592A4F3.png" manifest:media-type="image/png"/>
  <manifest:file-entry manifest:full-path="Pictures/100056640000123A000012C6F895ADECF992CEC6.svg" manifest:media-type="image/svg+xml"/>
  <manifest:file-entry manifest:full-path="Pictures/10000201000000F1000000F853B4CA65F5771B0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xygen-Sans" svg:font-family="Oxygen-Sans" style:font-family-generic="roman" style:font-pitch="variable"/>
    <style:font-face style:name="Noto Sans Devanagari" svg:font-family="'Noto Sans Devanagari'" style:font-family-generic="system" style:font-pitch="variable"/>
    <style:font-face style:name="Oxygen-Sans1" svg:font-family="Oxygen-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1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824cm" svg:height="17.042cm" draw:transform="skewX (0.0020943951023932) rotate (0.00698131700797732) translate (0.619cm -0.421cm)">
          <draw:image xlink:href="Pictures/10005A3200002980000027AE0ED5E13C252A73A4.svg" xlink:type="simple" xlink:show="embed" xlink:actuate="onLoad">
            <text:p text:style-name="P1"/>
          </draw:image>
          <draw:image xlink:href="Pictures/10000201000002240000020C83C17CE131F2E44D.png" xlink:type="simple" xlink:show="embed" xlink:actuate="onLoad"/>
        </draw:frame>
        <draw:frame draw:style-name="gr2" draw:text-style-name="P2" draw:layer="layout" svg:width="3.474cm" svg:height="1.911cm" svg:x="8.067cm" svg:y="2.143cm">
          <draw:text-box>
            <text:p>Evaluation</text:p>
            <text:p><text:s/>Engine</text:p>
          </draw:text-box>
        </draw:frame>
        <draw:frame draw:style-name="gr3" draw:text-style-name="P2" draw:layer="layout" svg:width="4.826cm" svg:height="1.081cm" svg:x="13.065cm" svg:y="11.857cm">
          <draw:text-box>
            <text:p>Swan Song</text:p>
          </draw:text-box>
        </draw:frame>
        <draw:frame draw:style-name="gr2" draw:text-style-name="P2" draw:layer="layout" svg:width="4.685cm" svg:height="1.081cm" svg:x="1.903cm" svg:y="11.984cm">
          <draw:text-box>
            <text:p>Swan Interface</text:p>
          </draw:text-box>
        </draw:frame>
        <draw:frame draw:style-name="gr2" draw:text-style-name="P2" draw:layer="layout" svg:width="3.918cm" svg:height="1.081cm" svg:x="7.858cm" svg:y="9.001cm">
          <draw:text-box>
            <text:p>Swan Phone</text:p>
          </draw:text-box>
        </draw:frame>
        <draw:frame draw:style-name="gr1" draw:text-style-name="P1" draw:layer="layout" svg:width="6.862cm" svg:height="7.068cm" svg:x="1.254cm" svg:y="2.778cm">
          <draw:image xlink:href="Pictures/100056640000123A000012C6F895ADECF992CEC6.svg" xlink:type="simple" xlink:show="embed" xlink:actuate="onLoad">
            <text:p text:style-name="P1">Sensor</text:p>
            <text:p text:style-name="P1"><text:s/>Implementation</text:p>
          </draw:image>
          <draw:image xlink:href="Pictures/10000201000000F1000000F853B4CA65F5771B02.png" xlink:type="simple" xlink:show="embed" xlink:actuate="onLoad"/>
        </draw:frame>
        <draw:frame draw:style-name="gr1" draw:text-style-name="P1" draw:layer="layout" svg:width="6.343cm" svg:height="6.533cm" svg:x="6.588cm" svg:y="11.739cm">
          <draw:image xlink:href="Pictures/100055C90000123A000012C645D8E603E7E47D4A.svg" xlink:type="simple" xlink:show="embed" xlink:actuate="onLoad">
            <text:p text:style-name="P1">Beacon</text:p>
            <text:p text:style-name="P1"><text:s/>Discovery</text:p>
          </draw:image>
          <draw:image xlink:href="Pictures/10000201000000F1000000F8C4E48CFA619F28F1.png" xlink:type="simple" xlink:show="embed" xlink:actuate="onLoad"/>
        </draw:frame>
        <draw:frame draw:style-name="gr1" draw:text-style-name="P1" draw:layer="layout" svg:width="6.411cm" svg:height="6.604cm" svg:x="11.734cm" svg:y="3.032cm">
          <draw:image xlink:href="Pictures/100054C10000123A000012C6968E345C3F7CE471.svg" xlink:type="simple" xlink:show="embed" xlink:actuate="onLoad">
            <text:p text:style-name="P1">Proximity</text:p>
            <text:p text:style-name="P1"><text:s/>Manager</text:p>
          </draw:image>
          <draw:image xlink:href="Pictures/10000201000000F1000000F8409410683592A4F3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xygen-Sans" svg:font-family="Oxygen-Sans" style:font-family-generic="roman" style:font-pitch="variable"/>
    <style:font-face style:name="Noto Sans Devanagari" svg:font-family="'Noto Sans Devanagari'" style:font-family-generic="system" style:font-pitch="variable"/>
    <style:font-face style:name="Oxygen-Sans1" svg:font-family="Oxygen-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Oxygen-Sans" fo:font-size="24pt" fo:language="en" fo:country="US" style:font-name-asian="Oxygen-Sans1" style:font-size-asian="24pt" style:language-asian="zh" style:country-asian="CN" style:font-name-complex="Oxygen-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xygen-Sans" fo:font-family="Oxygen-Sans" style:font-family-generic="roman" style:font-pitch="variable" fo:font-size="18pt" fo:font-style="normal" fo:text-shadow="none" style:text-underline-style="none" fo:font-weight="normal" style:letter-kerning="true" style:font-name-asian="Oxygen-Sans1" style:font-family-asian="Oxygen-Sans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color="#579d1c" draw:opacity="50%" draw:fill-image-width="0cm" draw:fill-image-height="0cm" draw:shadow-offset-x="0.203cm" draw:shadow-offset-y="0.203cm" draw:shadow-opacity="50%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05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5T16:32:34.863386101</meta:creation-date>
    <dc:date>2016-07-05T16:50:22.259246261</dc:date>
    <meta:editing-duration>PT2M33S</meta:editing-duration>
    <meta:editing-cycles>2</meta:editing-cycles>
    <meta:generator>LibreOffice/5.0.6.3$Linux_X86_64 LibreOffice_project/00m0$Build-3</meta:generator>
    <meta:document-statistic meta:object-count="8"/>
  </office:meta>
</office:document-meta>
</file>